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Helvetica, sans-serif"/>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1"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001cm" style:rel-column-width="21845*"/>
    </style:style>
    <style:style style:name="Table1.A1" style:family="table-cell">
      <style:table-cell-properties fo:background-color="transparent" fo:padding="0.199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199cm" fo:border="0.5pt solid #000000" style:writing-mode="page">
        <style:background-image/>
      </style:table-cell-properties>
    </style:style>
    <style:style style:name="Table1.2" style:family="table-row">
      <style:table-row-properties style:min-row-height="4.501cm"/>
    </style:style>
    <style:style style:name="Table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7b334" officeooo:paragraph-rsid="0047b334" style:font-size-asian="11pt" style:font-size-complex="11pt"/>
    </style:style>
    <style:style style:name="P3"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4"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b5d97" officeooo:paragraph-rsid="004b5d97" style:font-size-asian="11pt" style:font-size-complex="11pt"/>
    </style:style>
    <style:style style:name="P5"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3739" officeooo:paragraph-rsid="00463739"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79df" officeooo:paragraph-rsid="004679df"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5a349a" style:font-size-asian="11pt" style:font-size-complex="11pt"/>
    </style:style>
    <style:style style:name="P10"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d5943" officeooo:paragraph-rsid="004d5943" style:font-size-asian="11pt" style:font-size-complex="11pt"/>
    </style:style>
    <style:style style:name="P11"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f0379" officeooo:paragraph-rsid="004f0379" style:font-size-asian="11pt" style:font-size-complex="11pt"/>
    </style:style>
    <style:style style:name="P1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4679df" style:font-size-asian="11pt" style:font-size-complex="11pt"/>
    </style:style>
    <style:style style:name="P1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89a02c" style:font-name="Gotham Bold" fo:font-size="13pt" fo:letter-spacing="normal" fo:font-style="normal" fo:font-weight="normal" officeooo:rsid="0047b334" officeooo:paragraph-rsid="0047b334" style:font-size-asian="13pt" style:font-size-complex="13pt"/>
    </style:style>
    <style:style style:name="P1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89a02c" style:font-name="Gotham Bold" fo:font-size="13pt" fo:letter-spacing="normal" fo:font-style="normal" fo:font-weight="normal" officeooo:rsid="004c7c16" officeooo:paragraph-rsid="004c7c16" style:font-size-asian="13pt" style:font-size-complex="13pt"/>
    </style:style>
    <style:style style:name="P1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111111" style:font-name="Gotham Light" fo:font-size="8pt" fo:letter-spacing="normal" fo:font-style="normal" fo:font-weight="normal" officeooo:rsid="004c7c16" officeooo:paragraph-rsid="004c7c16" style:font-size-asian="8pt" style:font-size-complex="8pt"/>
    </style:style>
    <style:style style:name="P16"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style:font-name="Gotham Light" fo:font-size="11pt" officeooo:paragraph-rsid="002b62a4" style:font-size-asian="11pt" style:font-size-complex="11pt"/>
    </style:style>
    <style:style style:name="P17" style:family="paragraph" style:parent-style-name="Text_20_body" style:list-style-name="L1">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18"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b5d97" officeooo:paragraph-rsid="004b5d97" style:font-size-asian="11pt" style:font-size-complex="11pt"/>
    </style:style>
    <style:style style:name="P19"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rsid="00211dc2" officeooo:paragraph-rsid="002b62a4" style:font-size-asian="18pt" style:font-size-complex="18pt"/>
    </style:style>
    <style:style style:name="P20"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1be6" officeooo:paragraph-rsid="00521be6"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2c02" officeooo:paragraph-rsid="00522c02"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7dee" officeooo:paragraph-rsid="00567dee"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4f0379"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735a" officeooo:paragraph-rsid="0057735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7b8ab"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95f1e"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ce17" officeooo:paragraph-rsid="0056ce17"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margin-top="0.199cm" fo:margin-bottom="0.199cm" loext:contextual-spacing="false" fo:text-align="center" style:justify-single-word="false"/>
      <style:text-properties fo:font-variant="normal" fo:text-transform="none" fo:color="#f10d0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able_20_Contents">
      <style:paragraph-properties fo:margin-top="0.199cm" fo:margin-bottom="0.199cm" loext:contextual-spacing="false" fo:text-align="center" style:justify-single-word="false"/>
      <style:text-properties fo:font-variant="normal" fo:text-transform="none" fo:color="#35bcdd"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Table_20_Contents">
      <style:paragraph-properties fo:margin-top="0.199cm" fo:margin-bottom="0.199cm" loext:contextual-spacing="false" fo:text-align="center" style:justify-single-word="false"/>
      <style:text-properties fo:font-variant="normal" fo:text-transform="none" fo:color="#89a02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31" style:family="paragraph">
      <loext:graphic-properties draw:fill="solid" draw:fill-color="#80ba43"/>
      <style:paragraph-properties fo:text-align="start"/>
      <style:text-properties fo:font-size="18pt"/>
    </style:style>
    <style:style style:name="T1" style:family="text">
      <style:text-properties officeooo:rsid="004b5d97"/>
    </style:style>
    <style:style style:name="T2" style:family="text">
      <style:text-properties officeooo:rsid="004c7c16"/>
    </style:style>
    <style:style style:name="T3" style:family="text">
      <style:text-properties officeooo:rsid="004f0379"/>
    </style:style>
    <style:style style:name="T4" style:family="text">
      <style:text-properties officeooo:rsid="0050b51f"/>
    </style:style>
    <style:style style:name="T5" style:family="text">
      <style:text-properties fo:font-weight="bold" style:font-weight-asian="bold" style:font-weight-complex="bold"/>
    </style:style>
    <style:style style:name="T6" style:family="text">
      <style:text-properties fo:font-weight="bold" officeooo:rsid="0055c47b" style:font-weight-asian="bold" style:font-weight-complex="bold"/>
    </style:style>
    <style:style style:name="T7" style:family="text">
      <style:text-properties fo:font-weight="bold" officeooo:rsid="0057735a" style:font-weight-asian="bold" style:font-weight-complex="bold"/>
    </style:style>
    <style:style style:name="T8" style:family="text">
      <style:text-properties fo:font-weight="bold" officeooo:rsid="00595f1e" style:font-weight-asian="bold" style:font-weight-complex="bold"/>
    </style:style>
    <style:style style:name="T9" style:family="text">
      <style:text-properties fo:font-weight="bold" officeooo:rsid="0056ce17" style:font-weight-asian="bold" style:font-weight-complex="bold"/>
    </style:style>
    <style:style style:name="T10" style:family="text">
      <style:text-properties officeooo:rsid="0055c47b"/>
    </style:style>
    <style:style style:name="T11" style:family="text">
      <style:text-properties fo:font-style="italic" officeooo:rsid="0056ce17" style:font-style-asian="italic" style:font-style-complex="italic"/>
    </style:style>
    <style:style style:name="T12" style:family="text">
      <style:text-properties fo:font-style="italic" fo:font-weight="bold" officeooo:rsid="0056ce17" style:font-style-asian="italic" style:font-weight-asian="bold" style:font-style-complex="italic" style:font-weight-complex="bold"/>
    </style:style>
    <style:style style:name="T13" style:family="text">
      <style:text-properties fo:color="#32485f" officeooo:rsid="004f0379" style:text-blinking="false"/>
    </style:style>
    <style:style style:name="T14" style:family="text">
      <style:text-properties fo:color="#32485f" officeooo:rsid="0056ce17" style:text-blinking="false"/>
    </style:style>
    <style:style style:name="T15" style:family="text">
      <style:text-properties officeooo:rsid="0056ce17"/>
    </style:style>
    <style:style style:name="T16" style:family="text">
      <style:text-properties officeooo:rsid="0057735a"/>
    </style:style>
    <style:style style:name="T17" style:family="text">
      <style:text-properties officeooo:rsid="0057b8ab"/>
    </style:style>
    <style:style style:name="T18" style:family="text">
      <style:text-properties officeooo:rsid="00596012"/>
    </style:style>
    <style:style style:name="T19" style:family="text">
      <style:text-properties style:text-position="super 58%" fo:font-weight="250" officeooo:rsid="00596012"/>
    </style:style>
    <style:style style:name="T20" style:family="text">
      <style:text-properties style:text-position="super 58%" officeooo:rsid="00596012"/>
    </style:style>
    <style:style style:name="T21" style:family="text">
      <style:text-properties fo:color="#35bcdd"/>
    </style:style>
    <style:style style:name="T22" style:family="text">
      <style:text-properties fo:color="#35bcdd" style:text-underline-style="solid" style:text-underline-width="auto" style:text-underline-color="font-color"/>
    </style:style>
    <style:style style:name="T23" style:family="text">
      <style:text-properties fo:color="#2a7ae2"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80ba43" draw:textarea-vertical-align="top" draw:auto-grow-height="false" fo:min-height="2.633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custom-shape text:anchor-type="paragraph" draw:z-index="0" draw:name="Shape1" draw:style-name="gr1" draw:text-style-name="P31" svg:width="21.012cm" svg:height="2.88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ment parler de l’autisme ?</text:h>
      <text:p text:style-name="P16"/>
      <text:p text:style-name="P1"/>
      <text:p text:style-name="P6">L’autisme est un sujet qui est abordé de plus en plus fréquemment et de plus en plus de personnes y ont été sensibilisés ces dernières années. Cependant, existe encore des incertitudes dans la société à propos du langage à employer lorsque nous parlons des personnes concernées.</text:p>
      <text:p text:style-name="P6">En 2016, la National Autistic Society, une grande association au Royaume-Unis, le Royal College des médecins généralistes et l’université de Cork en Irlande ont mené une vaste étude<text:span text:style-name="T20">1</text:span> pour déterminer les expressions et les termes que nous devons privilégier lorsque nous parlons de l’autisme.</text:p>
      <text:p text:style-name="P7">Parmi les adultes autistes interrogés, le terme « personne autiste » est l’expression préférée tandis que de l’autre côté, les familles et les professionnels préfèrent utiliser « personne sur le spectre autistique ».</text:p>
      <text:p text:style-name="P12"/>
      <text:p text:style-name="P13">Quelles est la meilleure façon de parler de l’autisme ?</text:p>
      <text:p text:style-name="P2">L’étude anglaise a montré qu’il y a différentes façons de parler des personnes autistes. Les deux plus connues sont :</text:p>
      <text:list xml:id="list1854415292" text:style-name="L1">
        <text:list-item>
          <text:p text:style-name="P17">“Identity-first language”: Personne autiste</text:p>
        </text:list-item>
        <text:list-item>
          <text:p text:style-name="P17">“Person-first lanugage”: Personne avec autiste ou sur le spectre de l’autisme</text:p>
        </text:list-item>
      </text:list>
      <text:p text:style-name="P3">Lorsque nous devons nous référer aux personnes vivant avec ce handicap, nous pouvons utiliser <text:span text:style-name="T1">ces deux façons indistinctement. </text:span>Il n’y a pas de bon et de mauvais choix. Cependant certaines personnes ont leurs préférences et leurs propres raisons <text:span text:style-name="T1">de préférer un type de langage par rapport à l’autre pour parler de l’autisme.</text:span></text:p>
      <text:p text:style-name="P4">De nombreuses personnes ont une préférence pour le « Identity-first language » lorsqu’elles parlent d’elles-mêmes ou de leur handicap.</text:p>
      <text:p text:style-name="P4">C’est-à-dire qu’elles pourraient se dire «autistes » plutôt « qu’avec autisme » ou « vivant avec l’autisme ». La raison qu’elles évoquent principalement est que l’autisme fait entièrement partie de ce qu’elles sont, de leur identité. Elles voient l’autisme comme une différence plutôt qu’un handicap. Il est important <text:span text:style-name="T2">de le reconnaître et de suivre leur exemple lorsque nous interagissons avec des personnes autistes dans la vie quotidienne.</text:span></text:p>
      <text:p text:style-name="P5">En cas de doute, il est toujours bon de demander à une personne autiste la façon dont elle souhaite que nous parlons d’elle. Si la personne est non verbale ou ne peut pas exprimer sa préférence grâce à un moyen de communication alternatif, demandez à sa famille.</text:p>
      <text:p text:style-name="P8">Demander son opinion permet de montrer son intérêt envers la personne et ce qu’elle peut penser mais permet également de construire une éthique inclusive entre collègues.</text:p>
      <text:p text:style-name="P8"/>
      <text:p text:style-name="P8"/>
      <text:p text:style-name="P15"><text:span text:style-name="T19">1</text:span><text:span text:style-name="T18">:</text:span> Kenny, Lorcan et al. (2016) ‘Which terms should be used to describe autism? Perspectives from the UK autism</text:p>
      <text:p text:style-name="P15">community.’ Sage Journals. Vol.20 (4). P<text:span text:style-name="T18">a</text:span>g<text:span text:style-name="T18">e</text:span>s. 442-462. - <text:span text:style-name="T23">https://journals.sagepub.com/doi/abs/10.1177/1362361315588200?journalCode=auta</text:span></text:p>
      <text:p text:style-name="P14">Qu’est-ce qui devrait être évité ?</text:p>
      <text:p text:style-name="P10">Beaucoup d’idées préconçues existent encore à propos <text:span text:style-name="T3">d</text:span>e l’autisme. Ce sont souvent <text:span text:style-name="T3">des concepts négatifs ou offensants envers les persones autistes. Ce qui est peut être le plus alarmant est le nombre de personnes non autistes qui utilisent un vocabulaire dégradant pour parler de l’autisme, sans même sans rendre compte. Mêmes celles et ceux qui ont les meilleures intentions et qui travaillent directement avec les personnes autistes sont concernés.</text:span></text:p>
      <text:p text:style-name="P11">Il est toujours bon de surveiller son langage, et d’éviter les stéréotypes. <text:span text:style-name="T4">Quelques exemples sont donnés ci-dessous :</text:span></text:p>
      <table:table table:name="Table1" table:style-name="Table1">
        <table:table-column table:style-name="Table1.A" table:number-columns-repeated="3"/>
        <table:table-row>
          <table:table-cell table:style-name="Table1.A1" office:value-type="string">
            <text:p text:style-name="P28">Évitez</text:p>
          </table:table-cell>
          <table:table-cell table:style-name="Table1.A1" office:value-type="string">
            <text:p text:style-name="P29">Pourquoi ?</text:p>
          </table:table-cell>
          <table:table-cell table:style-name="Table1.C1" office:value-type="string">
            <text:p text:style-name="P30">Alternative</text:p>
          </table:table-cell>
        </table:table-row>
        <table:table-row table:style-name="Table1.2">
          <table:table-cell table:style-name="Table1.A2" office:value-type="string">
            <text:p text:style-name="P20">« <text:span text:style-name="T5">souffre</text:span> », « <text:span text:style-name="T5">atteint</text:span> <text:span text:style-name="T10">»</text:span> d’autisme</text:p>
          </table:table-cell>
          <table:table-cell table:style-name="Table1.A2" table:number-rows-spanned="2" office:value-type="string">
            <text:p text:style-name="P22">Malgré l’implication très forte des professionnels de santé pour diagnostiquer l’autisme et <text:span text:style-name="T15">trouver des stratégies pour permettre aux personnes d’outrepasser leurs difficultés, de nombreuses personnes autistes n’aiment pas que l’on parle d’eux en utilisant des termes cliniques.</text:span></text:p>
            <text:p text:style-name="P23"/>
          </table:table-cell>
          <table:table-cell table:style-name="Table1.C2" table:number-rows-spanned="2" office:value-type="string">
            <text:p text:style-name="P23"><text:span text:style-name="T15">« </text:span><text:span text:style-name="T9">... est autiste</text:span><text:span text:style-name="T15"> »</text:span></text:p>
            <text:p text:style-name="P27">« <text:span text:style-name="T5">... est sur le spectre </text:span><text:span text:style-name="T7">autistique</text:span> »</text:p>
          </table:table-cell>
        </table:table-row>
        <table:table-row>
          <table:table-cell table:style-name="Table1.A2" office:value-type="string">
            <text:p text:style-name="P20">« l’autisme est une <text:span text:style-name="T5">maladie</text:span> »</text:p>
          </table:table-cell>
          <table:covered-table-cell/>
          <table:covered-table-cell/>
        </table:table-row>
        <table:table-row>
          <table:table-cell table:style-name="Table1.A2" office:value-type="string">
            <text:p text:style-name="P20">« <text:span text:style-name="T5">Trouble</text:span> du spectre de l’autisme »</text:p>
          </table:table-cell>
          <table:table-cell table:style-name="Table1.A2" office:value-type="string">
            <text:p text:style-name="P23"><text:span text:style-name="T15">Le mot </text:span>« <text:span text:style-name="T15">Trouble </text:span>» implique qu'il y a quelque chose qui ne va pas <text:span text:style-name="T15">chez les </text:span>personnes autistes, <text:span text:style-name="T16">alors que c’est simplement </text:span>leur cerveau <text:span text:style-name="T16">quit t</text:span>raite l’environnement d<text:span text:style-name="T16">ifféremment </text:span>de</text:p>
            <text:p text:style-name="P23">leurs pairs non autistes.</text:p>
          </table:table-cell>
          <table:table-cell table:style-name="Table1.C2" office:value-type="string">
            <text:p text:style-name="P24">« <text:span text:style-name="T5">Autisme</text:span> », « <text:span text:style-name="T5">Spectre de l’autisme</text:span> » ou « <text:span text:style-name="T5">Spectre </text:span><text:span text:style-name="T8">autistique</text:span> »</text:p>
          </table:table-cell>
        </table:table-row>
        <table:table-row>
          <table:table-cell table:style-name="Table1.A2" office:value-type="string">
            <text:p text:style-name="P20">Autisme « de <text:span text:style-name="T5">haut-niveau</text:span> », <text:span text:style-name="T10">« de </text:span><text:span text:style-name="T6">bas niveau</text:span><text:span text:style-name="T10"> »</text:span>, « sévère »</text:p>
          </table:table-cell>
          <table:table-cell table:style-name="Table1.A2" office:value-type="string">
            <text:p text:style-name="P24">L’autisme est un spectre où il n’y a pas deux personnes qui vivent exactement la même chose et font face aux mêmes difficultés. Simplifier l’autisme en deux catégories entre ceux qui seraient plus ou moins capables que d’autres ne fait que nourrir les stéréotypes.</text:p>
          </table:table-cell>
          <table:table-cell table:style-name="Table1.C2" office:value-type="string">
            <text:p text:style-name="P23">« <text:span text:style-name="T5">Les </text:span><text:span text:style-name="T7">personnes </text:span><text:span text:style-name="T5">autistes ont chacu</text:span><text:span text:style-name="T7">n </text:span><text:span text:style-name="T5">leurs propres forces et faiblesses. Certain</text:span><text:span text:style-name="T7">e</text:span><text:span text:style-name="T5">s peuvent </text:span><text:span text:style-name="T7">avoir </text:span><text:span text:style-name="T5">besoin de plus de soutien </text:span><text:span text:style-name="T7">et d’aide</text:span><text:span text:style-name="T5"> dans certains </text:span><text:span text:style-name="T7">d</text:span><text:span text:style-name="T5">omaines que d'autres. </text:span><text:span text:style-name="T17">»</text:span></text:p>
          </table:table-cell>
        </table:table-row>
        <table:table-row>
          <table:table-cell table:style-name="Table1.A2" office:value-type="string">
            <text:p text:style-name="P21">« Le syndrome d’Asperger est une forme <text:span text:style-name="T5">légère</text:span> d’autisme »</text:p>
          </table:table-cell>
          <table:table-cell table:style-name="Table1.A2" office:value-type="string">
            <text:p text:style-name="P25">Le syndrome d’Asperger est complexe. Le voir comme quelque chose de « léger » ne fait que compliquer la compréhension que nous en avons. Les difficultés auxquelles font face ces personnes sont aussi divers et variés que les personnes autistes en général.</text:p>
          </table:table-cell>
          <table:table-cell table:style-name="Table1.C2" office:value-type="string">
            <text:p text:style-name="P25">« <text:span text:style-name="T5">Le syndrome d’Asperger est l’une des nombreuses formes d’autistes que nous trouvons sur le spectre. </text:span>»</text:p>
          </table:table-cell>
        </table:table-row>
        <table:table-row>
          <table:table-cell table:style-name="Table1.A2" office:value-type="string">
            <text:p text:style-name="P21">« Les personnes <text:span text:style-name="T5">normales</text:span> »</text:p>
          </table:table-cell>
          <table:table-cell table:style-name="Table1.A2" office:value-type="string">
            <text:p text:style-name="P25">Utiliser le mot « normal » pour se référrer aux personnes non-autistes laisse penser que les personnes autistes seraient anormales ou déféctueuses.</text:p>
          </table:table-cell>
          <table:table-cell table:style-name="Table1.C2" office:value-type="string">
            <text:p text:style-name="P26">« <text:span text:style-name="T5">Les personnes non</text:span></text:p>
            <text:p text:style-name="P26"><text:span text:style-name="T5">autistes</text:span> »</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Helvetica, sans-serif"/>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1"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1"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4-02T13:31:17.157399052</dc:date>
    <meta:editing-duration>PT2H40M41S</meta:editing-duration>
    <meta:editing-cycles>42</meta:editing-cycles>
    <meta:generator>LibreOffice/6.2.2.2$Linux_X86_64 LibreOffice_project/20$Build-2</meta:generator>
    <meta:document-statistic meta:table-count="1" meta:image-count="0" meta:object-count="0" meta:page-count="2" meta:paragraph-count="40" meta:word-count="814" meta:character-count="5118" meta:non-whitespace-character-count="4346"/>
  </office:meta>
</office:document-meta>
</file>